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57142857142857" calcext:value-type="float">
            <text:p>0.857142857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454545454545455" calcext:value-type="float">
            <text:p>0.454545454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444444444444444" calcext:value-type="float">
            <text:p>0.444444444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230769230769231" calcext:value-type="float">
            <text:p>0.230769230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1:.B25])/25" office:value-type="float" office:value="0.453999888999889" calcext:value-type="float">
            <text:p>0.453999889</text:p>
          </table:table-cell>
        </table:table-row>
      </table:table>
      <table:named-expressions/>
      <table:database-ranges>
        <table:database-range table:name="__Anonymous_Sheet_DB__0" table:target-range-address="Sheet1.B1:Sheet1.B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1:21.978487173</meta:creation-date>
    <dc:date>2016-08-06T20:30:07.643734686</dc:date>
    <meta:editing-duration>PT3M35S</meta:editing-duration>
    <meta:editing-cycles>1</meta:editing-cycles>
    <meta:document-statistic meta:table-count="1" meta:cell-count="51" meta:object-count="0"/>
    <meta:generator>LibreOffice/5.0.6.3$Linux_X86_64 LibreOffice_project/00m0$Build-3</meta:generator>
  </office:meta>
</office:document-meta>
</file>